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2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3" style:family="paragraph" style:parent-style-name="UrbanTitle">
      <style:paragraph-properties fo:text-align="center" style:justify-single-word="false"/>
      <style:text-properties style:font-name="arial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1pt" officeooo:paragraph-rsid="0000420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04204" style:font-size-asian="11pt" style:font-size-complex="11pt"/>
    </style:style>
    <style:style style:name="P6" style:family="paragraph" style:parent-style-name="Standard">
      <style:text-properties style:font-name="arial" fo:font-size="14pt" officeooo:paragraph-rsid="00004204" style:font-size-asian="14pt" style:font-size-complex="14pt"/>
    </style:style>
    <style:style style:name="P7" style:family="paragraph" style:parent-style-name="UrbanBody">
      <style:paragraph-properties fo:text-align="justify" style:justify-single-word="false"/>
      <style:text-properties style:font-name="ari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04204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<office:annotation><dc:creator>Gauthier Bastien</dc:creator><dc:date>2011-01-13T14:56:41</dc:date><text:p text:style-name="P10">do text</text:p><text:p text:style-name="P10">from document(at=header, format='odt')</text:p></office:annotation><text:span text:style-name="T1">Import depuis header.odt</text:span></text:p>
          </table:table-cell>
          <table:table-cell table:style-name="Tableau2.A1" office:value-type="string">
            <text:p text:style-name="P9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4"><text:span text:style-name="T3"><text:s/></text:span><text:span text:style-name="T3"><office:annotation><dc:creator>Auteur inconnu</dc:creator><dc:date>2020-04-01T10:54:35.432172081</dc:date><text:p text:style-name="P10">do text</text:p><text:p text:style-name="P10">from xhtml(tool.decorateHTML('UrbanAddress', urbanEventObj.getLinkedOrganisationTerm().Description()))</text:p></office:annotation></text:span></text:p>
          </table:table-cell>
        </table:table-row>
      </table:table>
      <text:p text:style-name="P6"/>
      <text:p text:style-name="P1"/>
      <text:p text:style-name="P2">Demande d'avis concernant un permis d'urbanisme</text:p>
      <text:p text:style-name="P3"/>
      <text:p text:style-name="P7"><office:annotation><dc:creator>Gauthier Bastien</dc:creator><dc:date>2011-02-16T16:12:24</dc:date><text:p text:style-name="P10">do text if len(self.getApplicants()) &gt; 1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do text if not len(self.getApplicants()) &gt; 1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licence_helper.licenceSubject</text:text-input></text:p>
      <text:p text:style-name="P7"><text:span text:style-name="T4">Situation :</text:span> <text:text-input text:description="Situation des travaux">self.getWorkLocationSignaletic()</text:text-input></text:p>
      <text:p text:style-name="P7"><text:span text:style-name="T4">Référence cadastrale</text:span> : <text:text-input text:description="Parcelles">licence_view.get_parcels()</text:text-input></text:p>
      <text:p text:style-name="P7"/>
      <text:p text:style-name="P7">Madame, Monsieur,</text:p>
      <text:p text:style-name="P7"/>
      <text:p text:style-name="P7">Nous vous transmettons en annexe, pour avis, le dossier introduit par <text:text-input text:description="Demandeurs">self.getApplicantsSignaletic()</text:text-input>.</text:p>
      <text:p text:style-name="P7"/>
      <text:p text:style-name="P7">Conformément à l'article D.IV.35 et du CoDT, nous vous saurions gré de nous transmettre votre avis dans les trente jours francs à dater de la présente. À défaut de réponse endéans ce délai, l'avis sera réputé favorable.</text:p>
      <text:p text:style-name="P7"/>
      <text:p text:style-name="P7">Nous vous souhaitons bonne réception de la présente et de ses annexes, et vous prions d'agréer, Madame, Monsieur, l'expression de nos sentiments distingués.</text:p>
      <text:p text:style-name="P7"/>
      <text:p text:style-name="P8"><office:annotation><dc:creator>Gauthier Bastien</dc:creator><dc:date>2011-01-13T14:56:41</dc:date><text:p text:style-name="P10">do text</text:p><text:p text:style-name="P10">from document(at=signature, format='odt')</text:p></office:annotation><text:span text:style-name="T2">Import depuis signature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6-21T16:20:58.255678998</dc:date>
    <meta:editing-duration>PT3H19M20S</meta:editing-duration>
    <meta:editing-cycles>45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23" meta:character-count="872" meta:non-whitespace-character-count="779"/>
  </office:meta>
</office:document-meta>
</file>